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alibri" svg:font-family="Calibri"/>
  </office:font-face-decls>
  <office:automatic-styles>
    <style:style style:name="P1" style:family="paragraph" style:parent-style-name="Standard">
      <style:text-properties style:font-name="Calibri" fo:font-size="11.0pt" fo:color="#00000a"/>
    </style:style>
    <style:style style:name="P2" style:family="paragraph" style:parent-style-name="Standard">
      <style:paragraph-properties fo:margin-bottom="0.1390in"/>
      <style:text-properties style:font-name="Calibri" fo:font-size="11.0pt" fo:color="#00000a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1.0pt" fo:color="#00000a"/>
    </style:style>
    <style:style style:name="P4" style:family="paragraph" style:parent-style-name="Standard">
      <style:paragraph-properties fo:margin-left="0.5000in"/>
      <style:text-properties style:font-name="Calibri" fo:font-size="11.0pt" fo:color="#00000a"/>
    </style:style>
    <style:style style:name="P5" style:family="paragraph" style:parent-style-name="Standard">
      <style:paragraph-properties fo:margin-left="0.5626in" fo:text-indent="-0.3126in"/>
      <style:text-properties style:font-name="Calibri" fo:font-size="11.0pt" fo:color="#00000a"/>
    </style:style>
    <style:style style:name="P6" style:family="paragraph" style:parent-style-name="Standard">
      <style:paragraph-properties fo:margin-left="0.5626in" fo:text-indent="-0.5626in"/>
      <style:text-properties style:font-name="Calibri" fo:font-size="11.0pt" fo:color="#00000a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</text:list-style>
  </office:automatic-styles>
  <office:body>
    <office:text>
      <text:p text:style-name="P1"><text:span text:style-name="T1"/></text:p>
      <text:p text:style-name="P2"><text:span text:style-name="T1">Title</text:span>: Back Button</text:p>
      <text:p text:style-name="P2"><text:span text:style-name="T1">Description:</text:span><text:s text:c="2"/>The back button is a button on the top left of the screen that enables the user to go back to the previous screen..</text:p>
      <text:p text:style-name="P1"><text:span text:style-name="T1">Pre-conditions:</text:span></text:p>
      <text:list text:style-name="L1">
        <text:list-item>
          <text:p text:style-name="P3">The App is open and has focus.</text:p>
        </text:list-item>
        <text:list-item>
          <text:p text:style-name="P3">The App is displaying one of the following Screens: <text:s/>Service Results Screen, Room Results Screen, Trip Results Screen, Settings Screen.</text:p>
        </text:list-item>
      </text:list>
      <text:p text:style-name="P4"/>
      <text:p text:style-name="P1"><text:span text:style-name="T1">Post-conditions:</text:span></text:p>
      <text:list text:style-name="L1">
        <text:list-item>
          <text:p text:style-name="P3">The App displays the Previous Screen.</text:p>
        </text:list-item>
        <text:list-item>
          <text:p text:style-name="P3">The App displays the Home Screen If the Previous Screen was the Where Am I Screen.</text:p>
        </text:list-item>
      </text:list>
      <text:p text:style-name="P1"><text:span text:style-name="T1"/></text:p>
      <text:p text:style-name="P1"><text:span text:style-name="T1">Actors:</text:span></text:p>
      <text:list text:style-name="L1">
        <text:list-item>
          <text:p text:style-name="P3">User</text:p>
        </text:list-item>
        <text:list-item>
          <text:p text:style-name="P3">App</text:p>
        </text:list-item>
      </text:list>
      <text:p text:style-name="P4"><text:span text:style-name="T1"/></text:p>
      <text:p text:style-name="P1"><text:span text:style-name="T1">Main Success Scenario: </text:span></text:p>
      <text:list text:style-name="L2">
        <text:list-item>
          <text:p text:style-name="P3">The User presses the Back Button.</text:p>
        </text:list-item>
        <text:list-item>
          <text:p text:style-name="P3">The App requests the Previous Screen from the Operating System.</text:p>
        </text:list-item>
        <text:list-item>
          <text:p text:style-name="P3">The App determines that the Previous Screen was not the Where Am I Screen.</text:p>
        </text:list-item>
        <text:list-item>
          <text:p text:style-name="P3">The App displays the Previous Screen.</text:p>
        </text:list-item>
      </text:list>
      <text:p text:style-name="P1"/>
      <text:p text:style-name="P1"><text:span text:style-name="T1">Alternate Flow 1:</text:span></text:p>
      <text:p text:style-name="P5">3A. <text:s text:c="2"/>The App determines that the Previous Screen was the Where Am I Screen.</text:p>
      <text:p text:style-name="P5">4A. <text:s text:c="2"/>The App displays the Home Screen.</text:p>
      <text:p text:style-name="P6"/>
      <text:p text:style-name="P1"><text:span text:style-name="T1">Alternate Flow 2</text:span>: </text:p>
      <text:p text:style-name="P5">1B. <text:s text:c="2"/>The App receives an interrupt signal from the operating system and loses focus.</text:p>
      <text:p text:style-name="P5">2B. <text:s text:c="2"/>The App regains focus and resumes at the step where it had lost focu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</office:meta>
</office:document-meta>
</file>